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4.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3cm"/>
    </style:style>
    <style:style style:name="gr3" style:family="graphic" style:parent-style-name="standard">
      <style:graphic-properties svg:stroke-color="#000000" draw:fill="solid" draw:fill-color="#6666ff" draw:textarea-horizontal-align="justify" draw:textarea-vertical-align="middle" draw:auto-grow-height="false" fo:min-height="0.631cm" fo:min-width="0.38cm"/>
    </style:style>
    <style:style style:name="gr4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845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svg:stroke-color="#ff3333" draw:fill="none" draw:fill-color="#6666ff" draw:textarea-horizontal-align="justify" draw:textarea-vertical-align="middle" draw:auto-grow-height="false" fo:min-height="0.631cm" fo:min-width="0.38cm"/>
    </style:style>
    <style:style style:name="gr10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316cm" fo:min-width="0.066cm" fo:padding-top="0.302cm" fo:padding-bottom="0.302cm" fo:padding-left="0.427cm" fo:padding-right="0.427cm"/>
    </style:style>
    <style:style style:name="gr11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0.458cm" fo:min-width="0.208cm" fo:padding-top="0.231cm" fo:padding-bottom="0.231cm" fo:padding-left="0.356cm" fo:padding-right="0.356cm"/>
    </style:style>
    <style:style style:name="gr12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11.65cm" fo:min-width="18.5cm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1.261cm" fo:min-width="1.1cm"/>
    </style:style>
    <style:style style:name="gr14" style:family="graphic" style:parent-style-name="standard">
      <style:graphic-properties svg:stroke-color="#000000" draw:fill="solid" draw:fill-color="#ff3333" draw:textarea-horizontal-align="justify" draw:textarea-vertical-align="middle" draw:auto-grow-height="false" fo:min-height="0.631cm" fo:min-width="0.38cm"/>
    </style:style>
    <style:style style:name="gr15" style:family="graphic" style:parent-style-name="standard">
      <style:graphic-properties svg:stroke-color="#ff3333" draw:fill="none" draw:fill-color="#ff3333" draw:opacity="0%" draw:textarea-horizontal-align="justify" draw:textarea-vertical-align="middle" draw:auto-grow-height="false" fo:min-height="1.261cm" fo:min-width="1.1cm"/>
    </style:style>
    <style:style style:name="gr16" style:family="graphic" style:parent-style-name="standard">
      <style:graphic-properties draw:stroke="none" svg:stroke-color="#000000" draw:fill="none" draw:fill-color="#ffffff" fo:min-height="0.475cm"/>
    </style:style>
    <style:style style:name="gr17" style:family="graphic" style:parent-style-name="standard">
      <style:graphic-properties svg:stroke-color="#0000cc" draw:fill="none" draw:fill-color="#6666ff" draw:textarea-horizontal-align="justify" draw:textarea-vertical-align="middle" draw:auto-grow-height="false" fo:min-height="0.631cm" fo:min-width="0.38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3.05cm"/>
    </style:style>
    <style:style style:name="gr19" style:family="graphic" style:parent-style-name="standard">
      <style:graphic-properties svg:stroke-color="#0000cc" draw:fill="none" draw:fill-color="#6666ff" draw:textarea-horizontal-align="justify" draw:textarea-vertical-align="middle" draw:auto-grow-height="false" fo:min-height="0.398cm" fo:min-width="0.406cm"/>
    </style:style>
    <style:style style:name="gr20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072cm" fo:min-width="0.093cm" fo:padding-top="0.302cm" fo:padding-bottom="0.302cm" fo:padding-left="0.427cm" fo:padding-right="0.427cm"/>
    </style:style>
    <style:style style:name="gr21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0.214cm" fo:min-width="0.234cm" fo:padding-top="0.231cm" fo:padding-bottom="0.231cm" fo:padding-left="0.356cm" fo:padding-right="0.356cm"/>
    </style:style>
    <style:style style:name="gr22" style:family="graphic" style:parent-style-name="standard">
      <style:graphic-properties draw:stroke="none" svg:stroke-color="#000000" draw:fill="none" draw:fill-color="#ffffff" fo:min-height="0.495cm"/>
    </style:style>
    <style:style style:name="gr23" style:family="graphic" style:parent-style-name="standard">
      <style:graphic-properties svg:stroke-color="#ff00cc" draw:fill="none" draw:fill-color="#6666ff" draw:textarea-horizontal-align="justify" draw:textarea-vertical-align="middle" draw:auto-grow-height="false" fo:min-height="0.398cm" fo:min-width="0.406cm"/>
    </style:style>
    <style:style style:name="gr24" style:family="graphic" style:parent-style-name="standard">
      <style:graphic-properties draw:stroke="none" svg:stroke-color="#000000" draw:fill="none" draw:fill-color="#ffffff" fo:min-height="0.494cm"/>
    </style:style>
    <style:style style:name="gr25" style:family="graphic" style:parent-style-name="standard">
      <style:graphic-properties svg:stroke-color="#009900" draw:fill="none" draw:fill-color="#6666ff" draw:textarea-horizontal-align="justify" draw:textarea-vertical-align="middle" draw:auto-grow-height="false" fo:min-height="0.398cm" fo:min-width="0.406cm"/>
    </style:style>
    <style:style style:name="gr26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0.213cm" fo:min-width="0.234cm" fo:padding-top="0.231cm" fo:padding-bottom="0.231cm" fo:padding-left="0.356cm" fo:padding-right="0.356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3.661cm" fo:min-width="2.04cm"/>
    </style:style>
    <style:style style:name="gr28" style:family="graphic" style:parent-style-name="standard">
      <style:graphic-properties draw:stroke="none" svg:stroke-color="#000000" draw:fill="none" draw:fill-color="#ffffff" fo:min-height="1.71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6666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6666ff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solid" draw:fill-color="#ff3333"/>
      <style:paragraph-properties fo:text-align="center"/>
    </style:style>
    <style:style style:name="P10" style:family="paragraph">
      <loext:graphic-properties draw:fill="none" draw:fill-color="#ff3333" draw:opacity="0%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2" style:family="paragraph">
      <loext:graphic-properties draw:fill="none" draw:fill-color="#ffffff"/>
      <style:paragraph-properties fo:text-align="center"/>
      <style:text-properties fo:color="#0000cc"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color="#ff3333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color="#ff00cc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fo:color="#009900" fo:font-size="12pt" style:font-size-asian="12pt" style:font-size-complex="12pt"/>
    </style:style>
    <style:style style:name="P16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color="#0000cc" fo:font-size="12pt" style:font-size-asian="12pt" style:font-size-complex="12pt"/>
    </style:style>
    <style:style style:name="T7" style:family="text">
      <style:text-properties fo:color="#ff3333" fo:font-size="12pt" style:font-size-asian="12pt" style:font-size-complex="12pt"/>
    </style:style>
    <style:style style:name="T8" style:family="text">
      <style:text-properties fo:color="#ff00cc" fo:font-size="12pt" style:font-size-asian="12pt" style:font-size-complex="12pt"/>
    </style:style>
    <style:style style:name="T9" style:family="text">
      <style:text-properties fo:color="#009900" fo:font-size="12pt" style:font-size-asian="12pt" style:font-size-complex="12pt"/>
    </style:style>
    <style:style style:name="T10" style:family="text">
      <style:text-properties fo:font-size="12pt" style:font-size-asian="18pt" style:font-size-complex="18pt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cm" svg:height="2.3cm" svg:x="4.7cm" svg:y="3.35cm">
          <text:p text:style-name="P1">Pre-process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3.5cm" svg:height="2.3cm" svg:x="6.4cm" svg:y="7.1cm">
          <text:p text:style-name="P1">Decision<text:line-break/>Ma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244cm" svg:height="1.245cm" svg:x="1.578cm" svg:y="3.0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2" draw:layer="layout" svg:x1="3.1cm" svg:y1="3.7cm" svg:x2="4.7cm" svg:y2="3.7cm">
          <text:p/>
        </draw:line>
        <draw:line draw:style-name="gr5" draw:text-style-name="P2" draw:layer="layout" svg:x1="3.1cm" svg:y1="5.3cm" svg:x2="4.7cm" svg:y2="5.3cm">
          <text:p/>
        </draw:line>
        <draw:line draw:style-name="gr4" draw:text-style-name="P2" draw:layer="layout" svg:x1="9.4cm" svg:y1="3.7cm" svg:x2="11cm" svg:y2="3.7cm">
          <text:p/>
        </draw:line>
        <draw:line draw:style-name="gr5" draw:text-style-name="P2" draw:layer="layout" svg:x1="9.4cm" svg:y1="5.3cm" svg:x2="11cm" svg:y2="5.3cm">
          <text:p/>
        </draw:line>
        <draw:connector draw:style-name="gr4" draw:text-style-name="P2" draw:layer="layout" draw:type="line" svg:x1="14.9cm" svg:y1="4.55cm" svg:x2="15.7cm" svg:y2="4.5cm" draw:start-shape="id1" draw:start-glue-point="7" svg:d="M14900 4550l800-50" svg:viewBox="0 0 801 51">
          <text:p/>
        </draw:connector>
        <draw:connector draw:style-name="gr5" draw:text-style-name="P2" draw:layer="layout" draw:type="line" svg:x1="13.15cm" svg:y1="5.7cm" svg:x2="13.125cm" svg:y2="7.1cm" draw:start-shape="id1" draw:start-glue-point="6" draw:end-shape="id2" draw:end-glue-point="4" svg:d="M13150 5700l-25 1400" svg:viewBox="0 0 26 1401">
          <text:p/>
        </draw:connector>
        <draw:connector draw:style-name="gr5" draw:text-style-name="P2" draw:layer="layout" draw:type="line" svg:x1="11.35cm" svg:y1="8.25cm" svg:x2="9.9cm" svg:y2="8.25cm" draw:start-shape="id2" draw:start-glue-point="5" draw:end-shape="id3" draw:end-glue-point="7" svg:d="M11350 8250h-1450" svg:viewBox="0 0 1451 1">
          <text:p/>
        </draw:connector>
        <draw:connector draw:style-name="gr5" draw:text-style-name="P2" draw:layer="layout" draw:type="line" svg:x1="6.4cm" svg:y1="8.25cm" svg:x2="4.886cm" svg:y2="8.264cm" draw:start-shape="id3" draw:start-glue-point="5" svg:d="M6400 8250l-1514 14" svg:viewBox="0 0 1515 15">
          <text:p/>
        </draw:connector>
        <draw:frame draw:style-name="gr6" draw:text-style-name="P4" draw:layer="layout" svg:width="4.8cm" svg:height="3.095cm" svg:x="1cm" svg:y="7.001cm">
          <draw:text-box>
            <text:p text:style-name="P1"><text:span text:style-name="T1">Match</text:span><text:span text:style-name="T2"> (face </text:span><text:span text:style-name="T3">does</text:span><text:span text:style-name="T2"> belong to John) </text:span></text:p>
            <text:p text:style-name="P1"><text:span text:style-name="T4">or</text:span><text:span text:style-name="T2"> </text:span><text:span text:style-name="T2"><text:line-break/></text:span><text:span text:style-name="T1">No Match</text:span><text:span text:style-name="T2"> (face does </text:span><text:span text:style-name="T3">not</text:span><text:span text:style-name="T2"> belong to John)</text:span></text:p>
          </draw:text-box>
        </draw:frame>
        <draw:line draw:style-name="gr4" draw:text-style-name="P2" draw:layer="layout" svg:x1="2.2cm" svg:y1="11.7cm" svg:x2="3.9cm" svg:y2="11.7cm">
          <text:p/>
        </draw:line>
        <draw:frame draw:style-name="gr7" draw:text-style-name="P5" draw:layer="layout" svg:width="11.1cm" svg:height="2.384cm" svg:x="4.1cm" svg:y="11.2cm">
          <draw:text-box>
            <text:p>= Creation of biometric references</text:p>
          </draw:text-box>
        </draw:frame>
        <draw:line draw:style-name="gr5" draw:text-style-name="P2" draw:layer="layout" svg:x1="2.2cm" svg:y1="12.7cm" svg:x2="3.9cm" svg:y2="12.7cm">
          <text:p/>
        </draw:line>
        <draw:frame draw:style-name="gr8" draw:text-style-name="P5" draw:layer="layout" svg:width="4.5cm" svg:height="0.962cm" svg:x="4.1cm" svg:y="12.238cm">
          <draw:text-box>
            <text:p>= Verification</text:p>
          </draw:text-box>
        </draw:frame>
        <draw:g>
          <draw:custom-shape draw:style-name="gr9" draw:text-style-name="P6" draw:layer="layout" svg:width="1.244cm" svg:height="1.245cm" svg:x="13.456cm" svg:y="5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7" draw:layer="layout" svg:width="1.3cm" svg:height="1.3cm" svg:x="13.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1.3cm" svg:height="1.3cm" svg:x="13.5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8" draw:layer="layout" svg:width="19cm" svg:height="11.9cm" svg:x="1cm" svg:y="1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6cm" svg:height="1.511cm" svg:x="1.4cm" svg:y="2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244cm" svg:height="1.245cm" svg:x="1.578cm" svg:y="4.7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" draw:text-style-name="P10" draw:layer="layout" svg:width="1.6cm" svg:height="1.511cm" svg:x="1.4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44cm" svg:height="1.245cm" svg:x="9.578cm" svg:y="2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9" draw:layer="layout" svg:width="1.244cm" svg:height="1.245cm" svg:x="9.578cm" svg:y="5.5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" draw:text-style-name="P11" draw:layer="layout" svg:width="1.8cm" svg:height="0.725cm" svg:x="9.7cm" svg:y="8.4cm">
          <draw:text-box>
            <text:p text:style-name="P1"><text:span text:style-name="T5">Score</text:span></text:p>
          </draw:text-box>
        </draw:frame>
        <draw:g>
          <draw:custom-shape draw:style-name="gr17" draw:text-style-name="P6" draw:layer="layout" svg:width="1.244cm" svg:height="1.245cm" svg:x="14.521cm" svg:y="2.73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7" draw:layer="layout" svg:width="1.3cm" svg:height="1.3cm" svg:x="14.465cm" svg:y="2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1.3cm" svg:height="1.3cm" svg:x="14.565cm" svg:y="2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2" xml:id="id1" draw:id="id1" draw:layer="layout" svg:width="3.5cm" svg:height="2.3cm" svg:x="11.4cm" svg:y="3.4cm">
          <text:p text:style-name="P1">Feature <text:line-break/>Extrac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xml:id="id2" draw:id="id2" draw:layer="layout" svg:width="3.55cm" svg:height="2.3cm" svg:x="11.35cm" svg:y="7.1cm">
          <text:p text:style-name="P1">Comparis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lines" draw:line-skew="0.497cm" svg:x1="17.5cm" svg:y1="7.143cm" svg:x2="14.9cm" svg:y2="8.25cm" draw:start-shape="id4" draw:start-glue-point="2" draw:end-shape="id2" draw:end-glue-point="7" svg:d="M17500 7143v997l-2098 110h-502" svg:viewBox="0 0 2601 1108">
          <text:p/>
        </draw:connector>
        <draw:frame draw:style-name="gr16" draw:text-style-name="P12" draw:layer="layout" svg:width="1.5cm" svg:height="0.725cm" svg:x="1.5cm" svg:y="2.3cm">
          <draw:text-box>
            <text:p text:style-name="P1"><text:span text:style-name="T6">John</text:span></text:p>
          </draw:text-box>
        </draw:frame>
        <draw:g>
          <draw:g>
            <draw:custom-shape draw:style-name="gr17" draw:text-style-name="P6" draw:layer="layout" svg:width="1.244cm" svg:height="1.245cm" svg:x="15.356cm" svg:y="8.5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custom-shape draw:style-name="gr10" draw:text-style-name="P7" draw:layer="layout" svg:width="1.3cm" svg:height="1.3cm" svg:x="15.3cm" svg:y="8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1.3cm" svg:height="1.3cm" svg:x="15.4cm" svg:y="8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6" draw:text-style-name="P12" draw:layer="layout" svg:width="1.5cm" svg:height="0.725cm" svg:x="16.4cm" svg:y="8.775cm">
            <draw:text-box>
              <text:p text:style-name="P1"><text:span text:style-name="T6">John</text:span></text:p>
            </draw:text-box>
          </draw:frame>
        </draw:g>
        <draw:frame draw:style-name="gr16" draw:text-style-name="P13" draw:layer="layout" svg:width="1.5cm" svg:height="0.725cm" svg:x="1.5cm" svg:y="6.101cm">
          <draw:text-box>
            <text:p text:style-name="P1"><text:span text:style-name="T7">John</text:span></text:p>
          </draw:text-box>
        </draw:frame>
        <draw:g xml:id="id4" draw:id="id4">
          <draw:g>
            <draw:g>
              <draw:g>
                <draw:custom-shape draw:style-name="gr19" draw:text-style-name="P6" draw:layer="layout" svg:width="1.28cm" svg:height="0.914cm" svg:x="16.188cm" svg:y="3.35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  <draw:equation draw:name="f0" draw:formula="$0 -14510"/>
                    <draw:equation draw:name="f1" draw:formula="18520-?f0 "/>
                    <draw:equation draw:name="f2" draw:formula="14510+?f0 "/>
                    <draw:handle draw:handle-position="10800 $0" draw:handle-range-y-minimum="14510" draw:handle-range-y-maximum="18520"/>
                  </draw:enhanced-geometry>
                </draw:custom-shape>
                <draw:custom-shape draw:style-name="gr20" draw:text-style-name="P7" draw:layer="layout" svg:width="1.337cm" svg:height="0.954cm" svg:x="16.131cm" svg:y="3.35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1" draw:text-style-name="P7" draw:layer="layout" svg:width="1.336cm" svg:height="0.954cm" svg:x="16.234cm" svg:y="3.27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22" draw:text-style-name="P12" draw:layer="layout" svg:width="1.542cm" svg:height="0.745cm" svg:x="17.262cm" svg:y="3.554cm">
                <draw:text-box>
                  <text:p text:style-name="P1"><text:span text:style-name="T6">John</text:span></text:p>
                </draw:text-box>
              </draw:frame>
            </draw:g>
            <draw:g>
              <draw:g>
                <draw:custom-shape draw:style-name="gr23" draw:text-style-name="P6" draw:layer="layout" svg:width="1.28cm" svg:height="0.914cm" svg:x="16.188cm" svg:y="4.31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  <draw:equation draw:name="f0" draw:formula="$0 -14510"/>
                    <draw:equation draw:name="f1" draw:formula="18520-?f0 "/>
                    <draw:equation draw:name="f2" draw:formula="14510+?f0 "/>
                    <draw:handle draw:handle-position="10800 $0" draw:handle-range-y-minimum="14510" draw:handle-range-y-maximum="18520"/>
                  </draw:enhanced-geometry>
                </draw:custom-shape>
                <draw:custom-shape draw:style-name="gr20" draw:text-style-name="P7" draw:layer="layout" svg:width="1.337cm" svg:height="0.954cm" svg:x="16.131cm" svg:y="4.31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1" draw:text-style-name="P7" draw:layer="layout" svg:width="1.336cm" svg:height="0.954cm" svg:x="16.234cm" svg:y="4.23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24" draw:text-style-name="P14" draw:layer="layout" svg:width="1.542cm" svg:height="0.744cm" svg:x="17.262cm" svg:y="4.514cm">
                <draw:text-box>
                  <text:p text:style-name="P1"><text:span text:style-name="T8">Mary</text:span></text:p>
                </draw:text-box>
              </draw:frame>
            </draw:g>
            <draw:g>
              <draw:g>
                <draw:custom-shape draw:style-name="gr25" draw:text-style-name="P6" draw:layer="layout" svg:width="1.28cm" svg:height="0.914cm" svg:x="16.188cm" svg:y="5.33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  <draw:equation draw:name="f0" draw:formula="$0 -14510"/>
                    <draw:equation draw:name="f1" draw:formula="18520-?f0 "/>
                    <draw:equation draw:name="f2" draw:formula="14510+?f0 "/>
                    <draw:handle draw:handle-position="10800 $0" draw:handle-range-y-minimum="14510" draw:handle-range-y-maximum="18520"/>
                  </draw:enhanced-geometry>
                </draw:custom-shape>
                <draw:custom-shape draw:style-name="gr20" draw:text-style-name="P7" draw:layer="layout" svg:width="1.337cm" svg:height="0.954cm" svg:x="16.131cm" svg:y="5.33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6" draw:text-style-name="P7" draw:layer="layout" svg:width="1.336cm" svg:height="0.953cm" svg:x="16.234cm" svg:y="5.26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24" draw:text-style-name="P15" draw:layer="layout" svg:width="1.542cm" svg:height="0.744cm" svg:x="17.262cm" svg:y="5.541cm">
                <draw:text-box>
                  <text:p text:style-name="P1"><text:span text:style-name="T9">Olga</text:span></text:p>
                </draw:text-box>
              </draw:frame>
            </draw:g>
          </draw:g>
          <draw:custom-shape draw:style-name="gr27" draw:text-style-name="P16" draw:layer="layout" svg:width="3.599cm" svg:height="5.543cm" svg:x="15.701cm" svg:y="1.6cm"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frame draw:style-name="gr28" draw:text-style-name="P17" draw:layer="layout" svg:width="2.879cm" svg:height="1.967cm" svg:x="16.009cm" svg:y="1.908cm">
            <draw:text-box>
              <text:p text:style-name="P1"><text:span text:style-name="T11">Biometric Reference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5:36:20.915724100</meta:creation-date>
    <dc:date>2020-02-18T10:46:47.632491277</dc:date>
    <meta:editing-duration>PT1H5M9S</meta:editing-duration>
    <meta:editing-cycles>18</meta:editing-cycles>
    <meta:generator>LibreOffice/6.1.6.3$Linux_X86_64 LibreOffice_project/5896ab1714085361c45cf540f76f60673dd96a72</meta:generator>
    <meta:document-statistic meta:object-count="64"/>
  </office:meta>
</office:document-meta>
</file>